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0.46mm"/>
    </style:style>
    <style:style style:name="co5" style:family="table-column">
      <style:table-column-properties fo:break-before="auto" style:column-width="199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table table:name="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1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Footprint</text:p>
          </table:table-cell>
          <table:table-cell table:style-name="ce2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Z1</text:p>
          </table:table-cell>
          <table:table-cell table:style-name="ce6" office:value-type="string" calcext:value-type="string">
            <text:p>Buzzer 3.3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uzzer_Beeper:Buzzer_12x9.5RM7.6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1,C2,C4,C6,C7,C8,C11,C27,C28,C29,C31, C32,C33,C34,C35,C36,C38,C39,C40,C41, C44,C46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3,C5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9,C10,C17,C20,C23,C26,C42,C43,C45, C47</text:p>
          </table:table-cell>
          <table:table-cell table:style-name="ce6" office:value-type="string" calcext:value-type="string">
            <text:p>1u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Capacitor_SMD:C_0805_2012Metric_Pad1.18x1.45mm_HandSolder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12</text:p>
          </table:table-cell>
          <table:table-cell table:style-name="ce6" office:value-type="string" calcext:value-type="string">
            <text:p>100u 35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HT:CP_Radial_D8.0mm_P3.50mm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13,C14,C15,C16,C18,C19,C21,C22</text:p>
          </table:table-cell>
          <table:table-cell table:style-name="ce6" office:value-type="string" calcext:value-type="string">
            <text:p>1n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24</text:p>
          </table:table-cell>
          <table:table-cell table:style-name="ce6" office:value-type="string" calcext:value-type="string">
            <text:p>100u 16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HT:CP_Radial_D8.0mm_P3.50mm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30</text:p>
          </table:table-cell>
          <table:table-cell table:style-name="ce6" office:value-type="string" calcext:value-type="string">
            <text:p>SE-5R5-D105VYV3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HT:DX_5R5VxxxxU_D19.0mm_P5.00mm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37</text:p>
          </table:table-cell>
          <table:table-cell table:style-name="ce6" office:value-type="string" calcext:value-type="string">
            <text:p>47u 6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antalum_SMD:CP_EIA-3216-18_Kemet-A_Pad1.58x1.35mm_HandSolder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D1</text:p>
          </table:table-cell>
          <table:table-cell table:style-name="ce6" office:value-type="string" calcext:value-type="string">
            <text:p>MM3Z7V5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ode_SMD:D_0805_2012Metric_Pad1.15x1.40mm_HandSolder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2</text:p>
          </table:table-cell>
          <table:table-cell table:style-name="ce6" office:value-type="string" calcext:value-type="string">
            <text:p>PESD1CA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D3</text:p>
          </table:table-cell>
          <table:table-cell table:style-name="ce6" office:value-type="string" calcext:value-type="string">
            <text:p>1N582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ode_THT:D_DO-201_P3.81mm_Vertical_AnodeUp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D4,D5</text:p>
          </table:table-cell>
          <table:table-cell table:style-name="ce6" office:value-type="string" calcext:value-type="string">
            <text:p>B340A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Diode_SMD:D_SMA-SMB_Universal_Handsoldering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D6</text:p>
          </table:table-cell>
          <table:table-cell table:style-name="ce6" office:value-type="string" calcext:value-type="string">
            <text:p>USBLC6-2SC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-6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D7,D8,D10</text:p>
          </table:table-cell>
          <table:table-cell table:style-name="ce6" office:value-type="string" calcext:value-type="string">
            <text:p>SM712_SOT23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ackage_TO_SOT_SMD:SOT-23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D9</text:p>
          </table:table-cell>
          <table:table-cell table:style-name="ce6" office:value-type="string" calcext:value-type="string">
            <text:p>SS1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ode_SMD:D_SMA-SMB_Universal_Handsoldering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1,F3,F4,F5</text:p>
          </table:table-cell>
          <table:table-cell table:style-name="ce6" office:value-type="string" calcext:value-type="string">
            <text:p>0.5A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Fuse:Fuse_1206_3216Metric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F2</text:p>
          </table:table-cell>
          <table:table-cell table:style-name="ce6" office:value-type="string" calcext:value-type="string">
            <text:p>5A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Fuse:Fuse_1206_3216Metric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J1</text:p>
          </table:table-cell>
          <table:table-cell table:style-name="ce6" office:value-type="string" calcext:value-type="string">
            <text:p>Vi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TerminalBlock_Phoenix:TerminalBlock_Phoenix_MKDS-1,5-2_1x02_P5.00mm_Horizontal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2</text:p>
          </table:table-cell>
          <table:table-cell table:style-name="ce6" office:value-type="string" calcext:value-type="string">
            <text:p>EXT_I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Phoenix_MC_HighVoltage:PhoenixContact_MC_1,5_10-GF-5.08_1x10_P5.08mm_Horizontal_ThreadedFlange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3, J9</text:p>
          </table:table-cell>
          <table:table-cell table:style-name="ce6" office:value-type="string" calcext:value-type="string">
            <text:p>CAN, SSI/422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Connector_Dsub:DSUB-9_Female_Horizontal_P2.77x2.84mm_EdgePinOffset4.94mm_Housed_MountingHolesOffset7.48mm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5</text:p>
          </table:table-cell>
          <table:table-cell table:style-name="ce6" office:value-type="string" calcext:value-type="string">
            <text:p>Ai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TerminalBlock_Phoenix:TerminalBlock_Phoenix_MKDS-1,5-4_1x04_P5.00mm_Horizontal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6</text:p>
          </table:table-cell>
          <table:table-cell table:style-name="ce6" office:value-type="string" calcext:value-type="string">
            <text:p>USB_B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USB:USB_B_OST_USB-B1HSxx_Horizontal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J9, J10</text:p>
          </table:table-cell>
          <table:table-cell table:style-name="ce6" office:value-type="string" calcext:value-type="string">
            <text:p>Relay, RS-485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TerminalBlock_Phoenix:TerminalBlock_Phoenix_MKDS-1,5-3_1x03_P5.00mm_Horizontal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K1</text:p>
          </table:table-cell>
          <table:table-cell table:style-name="ce6" office:value-type="string" calcext:value-type="string">
            <text:p>G5LE-1-5VD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lay_THT:Relay_SPDT_Omron-G5LE-1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100u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Inductor_THT:L_Toroid_Horizontal_D6.5mm_P10.00mm_Diameter7-5mm_Amidon-T25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Q1</text:p>
          </table:table-cell>
          <table:table-cell table:style-name="ce6" office:value-type="string" calcext:value-type="string">
            <text:p>B0505S-1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B0x0xS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Q2</text:p>
          </table:table-cell>
          <table:table-cell table:style-name="ce6" office:value-type="string" calcext:value-type="string">
            <text:p>IRF931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-8_3.9x4.9mm_P1.27mm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Q3</text:p>
          </table:table-cell>
          <table:table-cell table:style-name="ce6" office:value-type="string" calcext:value-type="string">
            <text:p>B0509S-1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B0x0xS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Q4</text:p>
          </table:table-cell>
          <table:table-cell table:style-name="ce6" office:value-type="string" calcext:value-type="string">
            <text:p>SI230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_Handsoldering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Q5</text:p>
          </table:table-cell>
          <table:table-cell table:style-name="ce6" office:value-type="string" calcext:value-type="string">
            <text:p>VRB2424D-5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VRB_DCDC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Q6</text:p>
          </table:table-cell>
          <table:table-cell table:style-name="ce6" office:value-type="string" calcext:value-type="string">
            <text:p>B0505S-2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B0505S-2W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Q7</text:p>
          </table:table-cell>
          <table:table-cell table:style-name="ce6" office:value-type="string" calcext:value-type="string">
            <text:p>SI230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_Handsoldering</text:p>
          </table:table-cell>
          <table:table-cell table:number-columns-repeated="16379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R1, R34, R36, R37, R38, R42, R44, R49, R51, R54</text:p>
          </table:table-cell>
          <table:table-cell table:style-name="ce6" office:value-type="string" calcext:value-type="string">
            <text:p>10k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R2,R4,R5</text:p>
          </table:table-cell>
          <table:table-cell table:style-name="ce6" office:value-type="string" calcext:value-type="string">
            <text:p>4k7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3,R52,R53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R6,R7,R8,R9,R10,R11,R12,R13</text:p>
          </table:table-cell>
          <table:table-cell table:style-name="ce6" office:value-type="string" calcext:value-type="string">
            <text:p>3k3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Resistor_SMD:R_2010_5025Metric_Pad1.40x2.65mm_HandSolder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R14,R15,R17,R18,R19,R20,R21,R22</text:p>
          </table:table-cell>
          <table:table-cell table:style-name="ce6" office:value-type="float" office:value="560" calcext:value-type="float">
            <text:p>560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R16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1210_3225Metric_Pad1.30x2.65mm_HandSolder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R23</text:p>
          </table:table-cell>
          <table:table-cell table:style-name="ce6" office:value-type="string" calcext:value-type="string">
            <text:p>1k5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R24,R25,R40,R41,R50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R26</text:p>
          </table:table-cell>
          <table:table-cell table:style-name="ce6" office:value-type="string" calcext:value-type="string">
            <text:p>10M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R27,R28,R29,R30,R31,R32</text:p>
          </table:table-cell>
          <table:table-cell table:style-name="ce6" office:value-type="float" office:value="7.5" calcext:value-type="float">
            <text:p>7.5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Resistor_SMD:R_2010_5025Metric_Pad1.40x2.65mm_HandSolder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R33</text:p>
          </table:table-cell>
          <table:table-cell table:style-name="ce6" office:value-type="string" calcext:value-type="string">
            <text:p>91k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R35,R39,R43</text:p>
          </table:table-cell>
          <table:table-cell table:style-name="ce6" office:value-type="string" calcext:value-type="string">
            <text:p>1k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sistor_SMD:R_2512_6332Metric_Pad1.40x3.35mm_HandSolder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R45,R46,R47,R48</text:p>
          </table:table-cell>
          <table:table-cell table:style-name="ce6" office:value-type="float" office:value="110" calcext:value-type="float">
            <text:p>110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RV1,RV2,RV3</text:p>
          </table:table-cell>
          <table:table-cell table:style-name="ce6" office:value-type="string" calcext:value-type="string">
            <text:p>50k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otentiometer_THT:Potentiometer_Bourns_3296W_Vertical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W1</text:p>
          </table:table-cell>
          <table:table-cell table:style-name="ce6" office:value-type="string" calcext:value-type="string">
            <text:p>SW_DIP_x0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utton_Switch_THT:SW_DIP_SPSTx01_Slide_6.7x4.1mm_W7.62mm_P2.54mm_LowProfile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W2</text:p>
          </table:table-cell>
          <table:table-cell table:style-name="ce6" office:value-type="string" calcext:value-type="string">
            <text:p>SW_DIP_x0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utton_Switch_THT:SW_DIP_SPSTx04_Slide_9.78x12.34mm_W7.62mm_P2.54mm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SW3,SW4,SW5</text:p>
          </table:table-cell>
          <table:table-cell table:style-name="ce6" office:value-type="string" calcext:value-type="string">
            <text:p>SW_Push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Button_Switch_SMD:SW_SPST_FSMSM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U1</text:p>
          </table:table-cell>
          <table:table-cell table:style-name="ce6" office:value-type="string" calcext:value-type="string">
            <text:p>BME28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LGA:Bosch_LGA-8_2.5x2.5mm_P0.65mm_ClockwisePinNumbering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U2</text:p>
          </table:table-cell>
          <table:table-cell table:style-name="ce6" office:value-type="string" calcext:value-type="string">
            <text:p>STM32F303CBT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QFP:LQFP-48_7x7mm_P0.5mm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U3</text:p>
          </table:table-cell>
          <table:table-cell table:style-name="ce6" office:value-type="string" calcext:value-type="string">
            <text:p>ISO1050DUB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P-8_6.62x9.15mm_P2.54mm</text:p>
          </table:table-cell>
          <table:table-cell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U4,U5</text:p>
          </table:table-cell>
          <table:table-cell table:style-name="ce6" office:value-type="string" calcext:value-type="string">
            <text:p>74HC4051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ackage_SO:SOIC-16_3.9x9.9mm_P1.27mm</text:p>
          </table:table-cell>
          <table:table-cell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U6,U7</text:p>
          </table:table-cell>
          <table:table-cell table:style-name="ce6" office:value-type="string" calcext:value-type="string">
            <text:p>PC844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ackage_DIP:DIP-16_W7.62mm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U8</text:p>
          </table:table-cell>
          <table:table-cell table:style-name="ce6" office:value-type="string" calcext:value-type="string">
            <text:p>LM2576HVS-5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TO-263-5_TabPin3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U9</text:p>
          </table:table-cell>
          <table:table-cell table:style-name="ce6" office:value-type="string" calcext:value-type="string">
            <text:p>ADUM416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U10</text:p>
          </table:table-cell>
          <table:table-cell table:style-name="ce6" office:value-type="string" calcext:value-type="string">
            <text:p>LM1117MP-3.3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23-3_TabPin2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U11</text:p>
          </table:table-cell>
          <table:table-cell table:style-name="ce6" office:value-type="string" calcext:value-type="string">
            <text:p>IP4220CZ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-6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U12</text:p>
          </table:table-cell>
          <table:table-cell table:style-name="ce6" office:value-type="string" calcext:value-type="string">
            <text:p>ISO308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U13</text:p>
          </table:table-cell>
          <table:table-cell table:style-name="ce6" office:value-type="string" calcext:value-type="string">
            <text:p>ISO3088D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1</text:p>
          </table:table-cell>
          <table:table-cell table:style-name="ce6" office:value-type="string" calcext:value-type="string">
            <text:p>8MHz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rystal:Crystal_HC49-U_Vertical</text:p>
          </table:table-cell>
          <table:table-cell table:number-columns-repeated="16379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5:15:04.67658642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4-05T15:15:29.580141460</dc:date>
    <dc:creator>Эдуард Владимирович Емельянов</dc:creator>
    <meta:editing-duration>PT8M26S</meta:editing-duration>
    <meta:editing-cycles>9</meta:editing-cycles>
    <meta:document-statistic meta:table-count="1" meta:cell-count="315" meta:object-count="0"/>
  </office:meta>
</office:document-meta>
</file>